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automatic-styles/>
  <office:body>
    <office:text>
      <text:variable-decls>
        <text:variable-decl office:value-type="string" text:name="table1.f1"/>
        <text:variable-decl office:value-type="string" text:name="table1.f2"/>
        <text:variable-decl office:value-type="string" text:name="table1.f3"/>
      </text:variable-decls>
      <text:variable-decls>
        <text:variable-decl office:value-type="string" text:name="field1"/>
        <text:variable-decl office:value-type="string" text:name="field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Field One: <text:variable-set office:value-type="string" text:name="field1">field1</text:variable-set></text:p>
      <text:p text:style-name="Standard">Field Two: <text:variable-set office:value-type="string" text:name="field2">field2</text:variable-set></text:p>
      <text:p>table1:</text:p>
      <table:table table:name="table1">
        <table:table-column table:number-columns-repeated="3"/>
        <table:table-row>
          <table:table-cell office:value-type="string">
            <text:p>Fld 1</text:p>
          </table:table-cell>
          <table:table-cell office:value-type="string">
            <text:p>Fld 2</text:p>
          </table:table-cell>
          <table:table-cell office:value-type="string">
            <text:p>Fld 3</text:p>
          </table:table-cell>
        </table:table-row>
        <table:table-row>
          <table:table-cell office-value-type="string">
            <text:p><text:variable-set office:value-type="string" text:name="table1.f1">table1.f1</text:variable-set></text:p>
          </table:table-cell>
          <table:table-cell office-value-type="string">
            <text:p><text:variable-set office:value-type="string" text:name="table1.f2">table1.f2</text:variable-set></text:p>
          </table:table-cell>
          <table:table-cell office-value-type="string">
            <text:p><text:variable-set office:value-type="string" text:name="table1.f3">table1.f3</text:variable-set></text:p>
          </table:table-cell>
        </table:table-row>
      </table:table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st1 </meta:initial-creator>
    <meta:creation-date>2011-03-08T08:24:20</meta:creation-date>
    <meta:document-statistic meta:table-count="0" meta:image-count="0" meta:object-count="0" meta:page-count="1" meta:paragraph-count="0" meta:word-count="0" meta:character-count="0"/>
    <meta:generator>OpenOffice.org/3.1$Unix OpenOffice.org_project/310m19$Build-9420</meta:generator>
  </office:meta>
</office:document-meta>
</file>